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808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4cm" fo:min-width="1.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4cm" fo:min-width="1.39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solid" draw:fill-color="#996633" draw:textarea-horizontal-align="left" draw:auto-grow-height="true" draw:auto-grow-width="false" fo:min-height="0.839cm" fo:min-width="1.394cm"/>
    </style:style>
    <style:style style:name="gr10" style:family="graphic" style:parent-style-name="standard">
      <style:graphic-properties draw:fill="solid" draw:fill-color="#cccc99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cm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8" style:family="graphic" style:parent-style-name="objectwithoutfill">
      <style:graphic-properties draw:stroke-dash="Fine_20_Dott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7.747cm" svg:x="1.762cm" svg:y="3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4.445cm" svg:height="2.032cm" svg:x="2.397cm" svg:y="8.493cm">
          <text:p text:style-name="P1">EXEC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4.572cm" svg:height="4.572cm" svg:x="2.27cm" svg:y="3.54cm">
          <text:p text:style-name="P1">Feedback<text:line-break/>visualization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11.049cm" svg:height="11.049cm" svg:x="9.382cm" svg:y="6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xml:id="id1" draw:id="id1" draw:layer="layout" svg:width="3.004cm" svg:height="0.962cm" svg:x="13.887cm" svg:y="6.701cm">
          <draw:text-box>
            <text:p>QThread</text:p>
          </draw:text-box>
        </draw:frame>
        <draw:custom-shape draw:style-name="gr1" draw:text-style-name="P1" xml:id="id2" draw:id="id2" draw:layer="layout" svg:width="4.419cm" svg:height="5.864cm" svg:x="12.697cm" svg:y="8.7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layer="layout" svg:width="2.83cm" svg:height="0.962cm" svg:x="13.446cm" svg:y="8.992cm">
          <draw:text-box>
            <text:p>QObject</text:p>
          </draw:text-box>
        </draw:frame>
        <draw:connector draw:style-name="gr7" draw:text-style-name="P1" draw:layer="layout" draw:type="curve" svg:x1="13.887cm" svg:y1="7.182cm" svg:x2="12.697cm" svg:y2="11.637cm" draw:start-shape="id1" draw:start-glue-point="3" draw:end-shape="id2" draw:end-glue-point="6" svg:d="M13887 7182c-2538 0-1943 4455-1190 4455" svg:viewBox="0 0 1841 4456">
          <text:p/>
        </draw:connector>
        <draw:connector draw:style-name="gr7" draw:text-style-name="P1" draw:layer="layout" draw:type="curve" svg:x1="17.116cm" svg:y1="11.637cm" svg:x2="16.891cm" svg:y2="7.182cm" draw:start-shape="id2" draw:start-glue-point="8" draw:end-shape="id1" svg:d="M17116 11637c751 0 864-4455-225-4455" svg:viewBox="0 0 804 4456">
          <text:p/>
        </draw:connector>
        <draw:custom-shape draw:style-name="gr8" draw:text-style-name="P1" xml:id="id4" draw:id="id4" draw:layer="layout" svg:width="2.413cm" svg:height="2.413cm" svg:x="5.953cm" svg:y="16.866cm">
          <text:p text:style-name="P1">bash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xml:id="id3" draw:id="id3" draw:layer="layout" svg:width="3.937cm" svg:height="1.673cm" svg:x="12.938cm" svg:y="12.154cm">
          <draw:text-box>
            <text:p>2 QProcess</text:p>
            <text:p>(attached)</text:p>
          </draw:text-box>
        </draw:frame>
        <draw:connector draw:style-name="gr7" draw:text-style-name="P1" draw:layer="layout" draw:type="curve" svg:x1="12.938cm" svg:y1="12.99cm" svg:x2="7.16cm" svg:y2="16.866cm" draw:start-shape="id3" draw:start-glue-point="3" draw:end-shape="id4" draw:end-glue-point="4" svg:d="M12938 12990c-3852 0-5778 1292-5778 3876" svg:viewBox="0 0 5779 3877">
          <text:p/>
        </draw:connector>
        <draw:frame draw:style-name="gr6" draw:layer="layout" svg:width="2.83cm" svg:height="0.962cm" svg:x="13.446cm" svg:y="8.992cm">
          <draw:text-box>
            <text:p>QObject</text:p>
          </draw:text-box>
        </draw:frame>
        <draw:custom-shape draw:style-name="gr10" draw:text-style-name="P2" xml:id="id5" draw:id="id5" draw:layer="layout" svg:width="2.794cm" svg:height="3.039cm" svg:x="3.159cm" svg:y="20.812cm">
          <text:p text:style-name="P2"><text:line-break/>.proc:<text:line-break/><text:line-break/>PID<text:line-break/>exit code<text:line-break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1" draw:layer="layout" draw:type="curve" svg:x1="5.953cm" svg:y1="18.073cm" svg:x2="4.556cm" svg:y2="20.812cm" draw:start-shape="id4" draw:start-glue-point="5" draw:end-shape="id5" draw:end-glue-point="4" svg:d="M5953 18073c-932 0-1397 913-1397 2739" svg:viewBox="0 0 1398 2740">
          <text:p text:style-name="P1">Write PID<text:line-break/>to file</text:p>
        </draw:connector>
        <draw:connector draw:style-name="gr7" draw:text-style-name="P1" draw:layer="layout" draw:type="curve" svg:x1="8.366cm" svg:y1="18.073cm" svg:x2="14.906cm" svg:y2="13.827cm" draw:start-shape="id4" draw:start-glue-point="7" draw:end-shape="id3" draw:end-glue-point="2" svg:d="M8366 18073c4360 0 6540-1415 6540-4246" svg:viewBox="0 0 6541 4247">
          <text:p/>
        </draw:connector>
        <draw:custom-shape draw:style-name="gr12" draw:text-style-name="P1" xml:id="id6" draw:id="id6" draw:layer="layout" svg:width="4.318cm" svg:height="3.937cm" svg:x="10.779cm" svg:y="21.692cm">
          <text:p text:style-name="P1">ROS</text:p>
          <text:p text:style-name="P1">process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" draw:text-style-name="P1" draw:layer="layout" draw:type="curve" svg:x1="7.16cm" svg:y1="19.279cm" svg:x2="12.938cm" svg:y2="21.692cm" draw:start-shape="id4" draw:start-glue-point="6" draw:end-shape="id6" draw:end-glue-point="4" svg:d="M7160 19279c0 1809 5778 603 5778 2413" svg:viewBox="0 0 5779 2414">
          <text:p text:style-name="P1">Wait</text:p>
          <text:p text:style-name="P1"/>
        </draw:connector>
        <draw:connector draw:style-name="gr13" draw:text-style-name="P2" draw:layer="layout" draw:type="curve" svg:x1="10.779cm" svg:y1="25.629cm" svg:x2="5.953cm" svg:y2="22.332cm" draw:start-shape="id6" draw:start-glue-point="6" draw:end-shape="id5" draw:end-glue-point="7" svg:d="M10779 25629c-3618 0-1205-3297-4826-3297" svg:viewBox="0 0 4827 3298">
          <text:p text:style-name="P2"/>
        </draw:connector>
        <draw:frame draw:style-name="gr14" draw:text-style-name="P1" draw:layer="layout" svg:width="3.821cm" svg:height="1.673cm" svg:x="2.905cm" svg:y="24.083cm">
          <draw:text-box>
            <text:p text:style-name="P1">PID of ROS</text:p>
            <text:p text:style-name="P1">process</text:p>
          </draw:text-box>
        </draw:frame>
        <draw:connector draw:style-name="gr11" draw:text-style-name="P2" draw:layer="layout" draw:type="curve" svg:x1="19.954cm" svg:y1="19.034cm" svg:x2="14.018cm" svg:y2="23.661cm" draw:start-shape="id7" draw:start-glue-point="6" draw:end-shape="id6" draw:end-glue-point="9" svg:d="M19954 19034c0 3085-1978 4627-5936 4627" svg:viewBox="0 0 5937 4628">
          <text:p text:style-name="P2"/>
        </draw:connector>
        <draw:frame draw:style-name="gr14" draw:layer="layout" svg:width="5.256cm" svg:height="0.962cm" svg:x="5.572cm" svg:y="13.745cm">
          <draw:text-box>
            <text:p>Run cmd in bash</text:p>
          </draw:text-box>
        </draw:frame>
        <draw:frame draw:style-name="gr14" draw:layer="layout" svg:width="3.11cm" svg:height="0.962cm" svg:x="6.842cm" svg:y="23.016cm">
          <draw:text-box>
            <text:p>Exit code</text:p>
          </draw:text-box>
        </draw:frame>
        <draw:frame draw:style-name="gr15" draw:layer="layout" svg:width="3.11cm" svg:height="1.089cm" svg:x="10.398cm" svg:y="16.412cm">
          <draw:text-box>
            <text:p>Exit code</text:p>
          </draw:text-box>
        </draw:frame>
        <draw:connector draw:style-name="gr7" draw:text-style-name="P1" draw:layer="layout" draw:type="curve" svg:x1="14.906cm" svg:y1="12.154cm" svg:x2="6.842cm" svg:y2="5.826cm" draw:start-shape="id3" draw:start-glue-point="0" draw:end-shape="id8" draw:end-glue-point="1" svg:d="M14906 12154c0-4219-2688-6328-8064-6328" svg:viewBox="0 0 8065 6329">
          <text:p/>
        </draw:connector>
        <draw:connector draw:style-name="gr16" draw:text-style-name="P1" draw:layer="layout" draw:type="curve" svg:x1="6.842cm" svg:y1="9.509cm" svg:x2="11cm" svg:y2="7.943cm" draw:start-shape="id9" draw:start-glue-point="1" draw:end-shape="id10" draw:end-glue-point="5" svg:d="M6842 9509c1903 0-175-1566 4158-1566" svg:viewBox="0 0 4159 1567">
          <text:p text:style-name="P1">Run/stop</text:p>
        </draw:connector>
        <draw:frame draw:style-name="gr14" draw:layer="layout" svg:width="6.357cm" svg:height="1.673cm" svg:x="8.747cm" svg:y="3.899cm">
          <draw:text-box>
            <text:p>UI feedback for state<text:line-break/>of ROS process</text:p>
          </draw:text-box>
        </draw:frame>
        <draw:custom-shape draw:style-name="gr8" draw:text-style-name="P1" xml:id="id7" draw:id="id7" draw:layer="layout" svg:width="3.363cm" svg:height="1.651cm" svg:x="18.272cm" svg:y="17.383cm">
          <text:p text:style-name="P1">ps/top ...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1" draw:layer="layout" draw:type="curve" svg:x1="16.875cm" svg:y1="12.99cm" svg:x2="19.954cm" svg:y2="17.383cm" draw:start-shape="id3" draw:start-glue-point="1" draw:end-shape="id7" draw:end-glue-point="4" svg:d="M16875 12990c2053 0 3079 1464 3079 4393" svg:viewBox="0 0 3080 4394">
          <text:p/>
        </draw:connector>
        <draw:connector draw:style-name="gr17" draw:text-style-name="P1" draw:layer="layout" draw:type="curve" svg:x1="14.018cm" svg:y1="23.661cm" svg:x2="16.875cm" svg:y2="12.99cm" draw:start-shape="id6" draw:start-glue-point="9" draw:end-shape="id3" draw:end-glue-point="1" svg:d="M14018 23661c5035 0 3607-10671 2857-10671" svg:viewBox="0 0 3634 10672">
          <text:p text:style-name="P2"/>
        </draw:connector>
        <draw:connector draw:style-name="gr18" draw:text-style-name="P1" draw:layer="layout" draw:type="curve" svg:x1="14.906cm" svg:y1="13.827cm" svg:x2="5.953cm" svg:y2="22.332cm" draw:start-shape="id3" draw:start-glue-point="2" draw:end-shape="id5" draw:end-glue-point="7" svg:d="M14906 13827c0 5670-2984 8505-8953 8505" svg:viewBox="0 0 8954 8506">
          <text:p/>
        </draw:connector>
        <draw:frame draw:style-name="gr14" draw:layer="layout" svg:width="5.678cm" svg:height="2.384cm" svg:x="17.891cm" svg:y="21.066cm">
          <draw:text-box>
            <text:p text:style-name="P2">control</text:p>
            <text:list text:style-name="L1">
              <text:list-item>
                <text:p text:style-name="P2">Check if running</text:p>
              </text:list-item>
              <text:list-item>
                <text:p text:style-name="P2">Kill</text:p>
              </text:list-item>
            </text:list>
          </draw:text-box>
        </draw:frame>
        <draw:frame draw:style-name="gr14" draw:layer="layout" svg:width="2.614cm" svg:height="0.962cm" svg:x="16.039cm" svg:y="15.351cm">
          <draw:text-box>
            <text:p text:style-name="P2">monitor</text:p>
          </draw:text-box>
        </draw:frame>
        <draw:frame draw:style-name="gr14" draw:layer="layout" svg:width="4.469cm" svg:height="0.962cm" svg:x="12.049cm" svg:y="18.653cm">
          <draw:text-box>
            <text:p>PID+exit co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13:43:43.168140915</meta:creation-date>
    <dc:date>2016-01-22T15:00:44.639790018</dc:date>
    <meta:editing-duration>PT1H6M1S</meta:editing-duration>
    <meta:editing-cycles>10</meta:editing-cycles>
    <meta:generator>LibreOffice/4.2.8.2$Linux_X86_64 LibreOffice_project/420m0$Build-2</meta:generator>
    <meta:document-statistic meta:object-count="34"/>
  </office:meta>
</office:document-meta>
</file>